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04cm" draw:marker-end-width="0.204cm" draw:fill-color="#00ffff" draw:textarea-horizontal-align="center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marker-start-width="0.204cm" draw:marker-end-width="0.204cm" draw:fill-color="#00ffff" draw:textarea-horizontal-align="left" draw:textarea-vertical-align="top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3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09cm" svg:height="3.072cm" svg:x="1.418cm" svg:y="15.758cm">
          <text:p text:style-name="P1"><text:span text:style-name="T1">Linux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73cm" svg:height="1.011cm" svg:x="7.532cm" svg:y="5.264cm">
          <text:p text:style-name="P1">Ethernet</text:p>
          <draw:enhanced-geometry svg:viewBox="0 0 21600 21600" draw:glue-points="10800 0 0 10800 10800 21600 21600 10800 ?f40 ?f41" draw:text-areas="0 0 21600 21600" draw:type="rectangular-callout" draw:modifiers="32235.8662613982 27939.1304347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.973cm" svg:height="1.325cm" svg:x="11.087cm" svg:y="15.557cm">
          <text:p text:style-name="P1">Master</text:p>
          <text:p text:style-name="P1">Trigger</text:p>
          <draw:enhanced-geometry svg:viewBox="0 0 21600 21600" draw:glue-points="10800 0 0 10800 10800 21600 21600 10800 ?f40 ?f41" draw:text-areas="0 0 21600 21600" draw:type="rectangular-callout" draw:modifiers="-7965.95744680851 8356.56108597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4.434cm" svg:height="3.143cm" svg:x="3.264cm" svg:y="21.859cm">
          <text:p text:style-name="P3">PPC<text:tab/><text:tab/><text:tab/><text:tab/>CES PowerPC RIO2, RIO3, RIO4</text:p>
          <text:p text:style-name="P3">TRIG<text:tab/><text:tab/><text:tab/><text:tab/>GSI TRIVA Trigger Module</text:p>
          <text:p text:style-name="P3">ADC<text:tab/>/ TDC / QDC<text:tab/>Mesytec MADC32, MTDC32, MQDC32</text:p>
          <text:p text:style-name="P3"><text:tab/><text:tab/><text:tab/><text:tab/>Caen ADC V785, TDC V775</text:p>
          <text:p text:style-name="P3">SCA<text:tab/><text:tab/><text:tab/><text:tab/>SIS Scaler 382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253cm" svg:height="1.55cm" svg:x="3.874cm" svg:y="1.986cm">
          <text:p text:style-name="P1"><text:span text:style-name="T2">MARaBOU Hardware Configuration</text:span><text:span text:style-name="T2"><text:line-break/></text:span><text:span text:style-name="T2">Single Branch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12.684cm" svg:height="5.715cm" svg:x="6.965cm" svg:y="9.21cm">
            <text:p text:style-name="P1"><text:span text:style-name="T1"><text:s text:c="47"/></text:span><text:span text:style-name="T1">V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524cm" svg:height="3.302cm" svg:x="7.627cm" svg:y="10.975cm">
            <text:p text:style-name="P1">P</text:p>
            <text:p text:style-name="P1">P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3.601cm" svg:y="10.975cm">
            <text:p text:style-name="P1">T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5.341cm" svg:y="10.975cm">
            <text:p text:style-name="P1">Q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9.434cm" svg:y="10.975cm">
            <text:p text:style-name="P1">T</text:p>
            <text:p text:style-name="P1">R</text:p>
            <text:p text:style-name="P1">I</text:p>
            <text:p text:style-name="P1">G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7.05cm" svg:y="10.975cm">
            <text:p text:style-name="P1">S</text:p>
            <text:p text:style-name="P1">C</text:p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1.94cm" svg:y="10.975cm">
            <text:p text:style-name="P1">A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2.364cm" svg:height="0.413cm" svg:x="4.318cm" svg:y="28.025cm">
          <text:p text:style-name="P1"><text:span text:style-name="T3">Last update: R. Lutter, 14-Jan-201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808cm" svg:height="1.259cm" svg:x="1.11cm" svg:y="6.3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8" draw:text-style-name="P1" draw:layer="layout" svg:x1="5.142cm" svg:y1="7.319cm" svg:x2="5.056cm" svg:y2="15.683cm">
          <text:p/>
        </draw:line>
        <draw:line draw:style-name="gr8" draw:text-style-name="P1" draw:layer="layout" svg:x1="8.471cm" svg:y1="7.34cm" svg:x2="8.45cm" svg:y2="10.968cm">
          <text:p/>
        </draw:line>
        <draw:line draw:style-name="gr9" draw:text-style-name="P1" draw:layer="layout" svg:x1="10.272cm" svg:y1="14.313cm" svg:x2="10.249cm" svg:y2="16.8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ffffff" draw:fill-image-width="0cm" draw:fill-image-height="0cm" draw:textarea-horizontal-align="justify" fo:padding-top="0.125cm" fo:padding-bottom="0.125cm" fo:padding-left="0.25cm" fo:padding-right="0.25cm" draw:shadow="visible" draw:shadow-offset-x="0.051cm" draw:shadow-offset-y="0.051cm" draw:shadow-color="#333333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di Lutter</meta:initial-creator>
    <meta:creation-date>2014-12-09T13:05:30.673663601</meta:creation-date>
    <dc:date>2015-01-14T13:52:34.854250923</dc:date>
    <dc:creator>Rudi Lutter</dc:creator>
    <meta:editing-duration>PT7M24S</meta:editing-duration>
    <meta:editing-cycles>13</meta:editing-cycles>
    <meta:generator>LibreOffice/4.2.7.2$Linux_X86_64 LibreOffice_project/420m0$Build-2</meta:generator>
    <meta:document-statistic meta:object-count="18"/>
  </office:meta>
</office:document-meta>
</file>